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41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14"/>
    <style:style style:name="ce3" style:family="table-cell" style:parent-style-name="Default" style:data-style-name="N114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2" table:style-name="ta1">
        <table:shapes>
          <draw:frame draw:z-index="0" draw:style-name="gr1" draw:text-style-name="P1" svg:width="110.99mm" svg:height="83.87mm" svg:x="155.1mm" svg:y="235.93mm">
            <loext:p draw:notify-on-update-of-ranges="Planilha2.B45:Planilha2.B45 Planilha2.B46:Planilha2.B48 Planilha2.E45:Planilha2.E45 Planilha2.E46:Planilha2.E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5.42mm" svg:height="89.98mm" svg:x="153.42mm" svg:y="135.54mm">
            <loext:p draw:notify-on-update-of-ranges="Planilha2.B34:Planilha2.B34 Planilha2.B35:Planilha2.B43 Planilha2.E34:Planilha2.E34 Planilha2.E35:Planilha2.E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58.73mm" svg:height="104.94mm" svg:x="161.03mm" svg:y="21.98mm">
            <loext:p draw:notify-on-update-of-ranges="Planilha2.B23:Planilha2.B23 Planilha2.B24:Planilha2.B32 Planilha2.C23:Planilha2.C23 Planilha2.C24:Planilha2.C32 Planilha2.D23:Planilha2.D23 Planilha2.D24:Planilha2.D32 Planilha2.E23:Planilha2.E23 Planilha2.E24:Planilha2.E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ltitude</text:p>
          </table:table-cell>
          <table:table-cell office:value-type="string" calcext:value-type="string">
            <text:p>Indice UV</text:p>
          </table:table-cell>
          <table:table-cell office:value-type="string" calcext:value-type="string">
            <text:p>Contagios</text:p>
          </table:table-cell>
          <table:table-cell office:value-type="string" calcext:value-type="string">
            <text:p>Muertos</text:p>
          </table:table-cell>
          <table:table-cell table:style-name="ce1" office:value-type="string" calcext:value-type="string">
            <text:p>Mortalidade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-500</text:p>
          </table:table-cell>
          <table:table-cell office:value-type="string" calcext:value-type="string">
            <text:p>Alto</text:p>
          </table:table-cell>
          <table:table-cell office:value-type="float" office:value="405" calcext:value-type="float">
            <text:p>405</text:p>
          </table:table-cell>
          <table:table-cell office:value-type="float" office:value="34" calcext:value-type="float">
            <text:p>34</text:p>
          </table:table-cell>
          <table:table-cell table:style-name="ce3" table:formula="of:=([.E2]/[.D2])*100" office:value-type="float" office:value="8.39506172839506" calcext:value-type="float">
            <text:p>8,4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-500</text:p>
          </table:table-cell>
          <table:table-cell office:value-type="string" calcext:value-type="string">
            <text:p>Extremadamente Alto</text:p>
          </table:table-cell>
          <table:table-cell office:value-type="float" office:value="4877" calcext:value-type="float">
            <text:p>4877</text:p>
          </table:table-cell>
          <table:table-cell office:value-type="float" office:value="64" calcext:value-type="float">
            <text:p>64</text:p>
          </table:table-cell>
          <table:table-cell table:style-name="ce3" table:formula="of:=([.E3]/[.D3])*100" office:value-type="float" office:value="1.31228214066024" calcext:value-type="float">
            <text:p>1,3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-500</text:p>
          </table:table-cell>
          <table:table-cell office:value-type="string" calcext:value-type="string">
            <text:p>Muito Alto</text:p>
          </table:table-cell>
          <table:table-cell office:value-type="float" office:value="171999" calcext:value-type="float">
            <text:p>171999</text:p>
          </table:table-cell>
          <table:table-cell office:value-type="float" office:value="4971" calcext:value-type="float">
            <text:p>4971</text:p>
          </table:table-cell>
          <table:table-cell table:style-name="ce3" table:formula="of:=([.E4]/[.D4])*100" office:value-type="float" office:value="2.89013308216908" calcext:value-type="float">
            <text:p>2,9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1-1000</text:p>
          </table:table-cell>
          <table:table-cell office:value-type="string" calcext:value-type="string">
            <text:p>Muito Alto</text:p>
          </table:table-cell>
          <table:table-cell office:value-type="float" office:value="1259" calcext:value-type="float">
            <text:p>1259</text:p>
          </table:table-cell>
          <table:table-cell office:value-type="float" office:value="14" calcext:value-type="float">
            <text:p>14</text:p>
          </table:table-cell>
          <table:table-cell table:style-name="ce3" table:formula="of:=([.E5]/[.D5])*100" office:value-type="float" office:value="1.1119936457506" calcext:value-type="float">
            <text:p>1,1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1-1000</text:p>
          </table:table-cell>
          <table:table-cell office:value-type="string" calcext:value-type="string">
            <text:p>Alto</text:p>
          </table:table-cell>
          <table:table-cell office:value-type="float" office:value="492" calcext:value-type="float">
            <text:p>492</text:p>
          </table:table-cell>
          <table:table-cell office:value-type="float" office:value="62" calcext:value-type="float">
            <text:p>62</text:p>
          </table:table-cell>
          <table:table-cell table:style-name="ce3" table:formula="of:=([.E6]/[.D6])*100" office:value-type="float" office:value="12.6016260162602" calcext:value-type="float">
            <text:p>12,6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1-1000</text:p>
          </table:table-cell>
          <table:table-cell office:value-type="string" calcext:value-type="string">
            <text:p>Extremadamente Alto</text:p>
          </table:table-cell>
          <table:table-cell office:value-type="float" office:value="471" calcext:value-type="float">
            <text:p>471</text:p>
          </table:table-cell>
          <table:table-cell office:value-type="float" office:value="3" calcext:value-type="float">
            <text:p>3</text:p>
          </table:table-cell>
          <table:table-cell table:style-name="ce3" table:formula="of:=([.E7]/[.D7])*100" office:value-type="float" office:value="0.636942675159236" calcext:value-type="float">
            <text:p>0,6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1-1500</text:p>
          </table:table-cell>
          <table:table-cell office:value-type="string" calcext:value-type="string">
            <text:p>Extremadamente Alt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table:formula="of:=([.E8]/[.D8])*100" office:value-type="float" office:value="0" calcext:value-type="float">
            <text:p>0,0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1-1500</text:p>
          </table:table-cell>
          <table:table-cell office:value-type="string" calcext:value-type="string">
            <text:p>Muito Alto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style-name="ce3" table:formula="of:=([.E9]/[.D9])*100" office:value-type="float" office:value="0" calcext:value-type="float">
            <text:p>0,0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01-2000</text:p>
          </table:table-cell>
          <table:table-cell office:value-type="string" calcext:value-type="string">
            <text:p>Muito Alto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3" table:formula="of:=([.E10]/[.D10])*100" office:value-type="float" office:value="0" calcext:value-type="float">
            <text:p>0,0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01-2000</text:p>
          </table:table-cell>
          <table:table-cell office:value-type="string" calcext:value-type="string">
            <text:p>Extremadamente Alto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style-name="ce3" table:formula="of:=([.E11]/[.D11])*100" office:value-type="float" office:value="3.07692307692308" calcext:value-type="float">
            <text:p>3,1</text:p>
          </table:table-cell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01-2500</text:p>
          </table:table-cell>
          <table:table-cell office:value-type="string" calcext:value-type="string">
            <text:p>Muito Alto</text:p>
          </table:table-cell>
          <table:table-cell office:value-type="float" office:value="4395" calcext:value-type="float">
            <text:p>4395</text:p>
          </table:table-cell>
          <table:table-cell office:value-type="float" office:value="49" calcext:value-type="float">
            <text:p>49</text:p>
          </table:table-cell>
          <table:table-cell table:style-name="ce3" table:formula="of:=([.E12]/[.D12])*100" office:value-type="float" office:value="1.11490329920364" calcext:value-type="float">
            <text:p>1,1</text:p>
          </table:table-cell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01-2500</text:p>
          </table:table-cell>
          <table:table-cell office:value-type="string" calcext:value-type="string">
            <text:p>Extremadamente Alto</text:p>
          </table:table-cell>
          <table:table-cell office:value-type="float" office:value="471" calcext:value-type="float">
            <text:p>471</text:p>
          </table:table-cell>
          <table:table-cell office:value-type="float" office:value="7" calcext:value-type="float">
            <text:p>7</text:p>
          </table:table-cell>
          <table:table-cell table:style-name="ce3" table:formula="of:=([.E13]/[.D13])*100" office:value-type="float" office:value="1.48619957537155" calcext:value-type="float">
            <text:p>1,5</text:p>
          </table:table-cell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501-3000</text:p>
          </table:table-cell>
          <table:table-cell office:value-type="string" calcext:value-type="string">
            <text:p>Muito Alto</text:p>
          </table:table-cell>
          <table:table-cell office:value-type="float" office:value="984" calcext:value-type="float">
            <text:p>984</text:p>
          </table:table-cell>
          <table:table-cell office:value-type="float" office:value="4" calcext:value-type="float">
            <text:p>4</text:p>
          </table:table-cell>
          <table:table-cell table:style-name="ce3" table:formula="of:=([.E14]/[.D14])*100" office:value-type="float" office:value="0.40650406504065" calcext:value-type="float">
            <text:p>0,4</text:p>
          </table:table-cell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501-3000</text:p>
          </table:table-cell>
          <table:table-cell office:value-type="string" calcext:value-type="string">
            <text:p>Extremadamente Alto</text:p>
          </table:table-cell>
          <table:table-cell office:value-type="float" office:value="1001" calcext:value-type="float">
            <text:p>1001</text:p>
          </table:table-cell>
          <table:table-cell office:value-type="float" office:value="10" calcext:value-type="float">
            <text:p>10</text:p>
          </table:table-cell>
          <table:table-cell table:style-name="ce3" table:formula="of:=([.E15]/[.D15])*100" office:value-type="float" office:value="0.999000999000999" calcext:value-type="float">
            <text:p>1,0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001-3500</text:p>
          </table:table-cell>
          <table:table-cell office:value-type="string" calcext:value-type="string">
            <text:p>Muito Alto</text:p>
          </table:table-cell>
          <table:table-cell office:value-type="float" office:value="697" calcext:value-type="float">
            <text:p>697</text:p>
          </table:table-cell>
          <table:table-cell office:value-type="float" office:value="2" calcext:value-type="float">
            <text:p>2</text:p>
          </table:table-cell>
          <table:table-cell table:style-name="ce3" table:formula="of:=([.E16]/[.D16])*100" office:value-type="float" office:value="0.286944045911047" calcext:value-type="float">
            <text:p>0,3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001-3500</text:p>
          </table:table-cell>
          <table:table-cell office:value-type="string" calcext:value-type="string">
            <text:p>Extremadamente Alto</text:p>
          </table:table-cell>
          <table:table-cell office:value-type="float" office:value="2295" calcext:value-type="float">
            <text:p>2295</text:p>
          </table:table-cell>
          <table:table-cell office:value-type="float" office:value="49" calcext:value-type="float">
            <text:p>49</text:p>
          </table:table-cell>
          <table:table-cell table:style-name="ce3" table:formula="of:=([.E17]/[.D17])*100" office:value-type="float" office:value="2.13507625272331" calcext:value-type="float">
            <text:p>2,1</text:p>
          </table:table-cell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501-4000</text:p>
          </table:table-cell>
          <table:table-cell office:value-type="string" calcext:value-type="string">
            <text:p>Extremadamente Alto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table:style-name="ce3" table:formula="of:=([.E18]/[.D18])*100" office:value-type="float" office:value="0.519480519480519" calcext:value-type="float">
            <text:p>0,5</text:p>
          </table:table-cell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501-4000</text:p>
          </table:table-cell>
          <table:table-cell office:value-type="string" calcext:value-type="string">
            <text:p>Muito Alto</text:p>
          </table:table-cell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table:style-name="ce3" table:formula="of:=([.E19]/[.D19])*100" office:value-type="float" office:value="0.851063829787234" calcext:value-type="float">
            <text:p>0,9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001-4500</text:p>
          </table:table-cell>
          <table:table-cell office:value-type="string" calcext:value-type="string">
            <text:p>Muito Alto</text:p>
          </table:table-cell>
          <table:table-cell office:value-type="float" office:value="284" calcext:value-type="float">
            <text:p>284</text:p>
          </table:table-cell>
          <table:table-cell office:value-type="float" office:value="38" calcext:value-type="float">
            <text:p>38</text:p>
          </table:table-cell>
          <table:table-cell table:style-name="ce3" table:formula="of:=([.E20]/[.D20])*100" office:value-type="float" office:value="13.3802816901408" calcext:value-type="float">
            <text:p>13,4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001-4500</text:p>
          </table:table-cell>
          <table:table-cell office:value-type="string" calcext:value-type="string">
            <text:p>Extremadamente Alto</text:p>
          </table:table-cell>
          <table:table-cell office:value-type="float" office:value="258" calcext:value-type="float">
            <text:p>258</text:p>
          </table:table-cell>
          <table:table-cell office:value-type="float" office:value="15" calcext:value-type="float">
            <text:p>15</text:p>
          </table:table-cell>
          <table:table-cell table:style-name="ce3" table:formula="of:=([.E21]/[.D21])*100" office:value-type="float" office:value="5.81395348837209" calcext:value-type="float">
            <text:p>5,8</text:p>
          </table:table-cell>
          <table:table-cell table:style-name="ce1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Altitude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Extremadamente Alt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-500</text:p>
          </table:table-cell>
          <table:table-cell table:style-name="Default" office:value-type="float" office:value="8.4" calcext:value-type="float">
            <text:p>8,4</text:p>
          </table:table-cell>
          <table:table-cell table:style-name="Default" office:value-type="float" office:value="2.9" calcext:value-type="float">
            <text:p>2,9</text:p>
          </table:table-cell>
          <table:table-cell table:style-name="Default" office:value-type="float" office:value="1.3" calcext:value-type="float">
            <text:p>1,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1-1000</text:p>
          </table:table-cell>
          <table:table-cell table:style-name="Default" office:value-type="float" office:value="12.6" calcext:value-type="float">
            <text:p>12,6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1-150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01-2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" calcext:value-type="float">
            <text:p>3,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01-25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501-3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001-35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office:value-type="float" office:value="2.1" calcext:value-type="float">
            <text:p>2,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501-4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9" calcext:value-type="float">
            <text:p>0,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001-45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4" calcext:value-type="float">
            <text:p>13,4</text:p>
          </table:table-cell>
          <table:table-cell table:style-name="Default" office:value-type="float" office:value="5.8" calcext:value-type="float">
            <text:p>5,8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Altitude</text:p>
          </table:table-cell>
          <table:table-cell office:value-type="string" calcext:value-type="string">
            <text:p>Contagios</text:p>
          </table:table-cell>
          <table:table-cell office:value-type="string" calcext:value-type="string">
            <text:p>Muertos</text:p>
          </table:table-cell>
          <table:table-cell office:value-type="string" calcext:value-type="string">
            <text:p>Mortalidad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0-500</text:p>
          </table:table-cell>
          <table:table-cell table:style-name="Default" office:value-type="float" office:value="179212" calcext:value-type="float">
            <text:p>179212</text:p>
          </table:table-cell>
          <table:table-cell table:style-name="Default" office:value-type="float" office:value="5123" calcext:value-type="float">
            <text:p>5123</text:p>
          </table:table-cell>
          <table:table-cell table:style-name="ce2" table:formula="of:=([.D35]/[.C35])*100" office:value-type="float" office:value="2.85862553846841" calcext:value-type="float">
            <text:p>2,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501-1000</text:p>
          </table:table-cell>
          <table:table-cell table:style-name="Default" office:value-type="float" office:value="2584" calcext:value-type="float">
            <text:p>2584</text:p>
          </table:table-cell>
          <table:table-cell table:style-name="Default" office:value-type="float" office:value="92" calcext:value-type="float">
            <text:p>92</text:p>
          </table:table-cell>
          <table:table-cell table:style-name="ce2" table:formula="of:=([.D36]/[.C36])*100" office:value-type="float" office:value="3.56037151702786" calcext:value-type="float">
            <text:p>3,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001-1500</text:p>
          </table:table-cell>
          <table:table-cell table:style-name="Default" office:value-type="float" office:value="404" calcext:value-type="float">
            <text:p>404</text:p>
          </table:table-cell>
          <table:table-cell table:style-name="Default" office:value-type="float" office:value="0" calcext:value-type="float">
            <text:p>0</text:p>
          </table:table-cell>
          <table:table-cell table:style-name="ce2" table:formula="of:=([.D37]/[.C37])*100" office:value-type="float" office:value="0" calcext:value-type="float">
            <text:p>0,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01-2000</text:p>
          </table:table-cell>
          <table:table-cell table:style-name="Default" office:value-type="float" office:value="872" calcext:value-type="float">
            <text:p>872</text:p>
          </table:table-cell>
          <table:table-cell table:style-name="Default" office:value-type="float" office:value="4" calcext:value-type="float">
            <text:p>4</text:p>
          </table:table-cell>
          <table:table-cell table:style-name="ce2" table:formula="of:=([.D38]/[.C38])*100" office:value-type="float" office:value="0.45871559633027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2001-2500</text:p>
          </table:table-cell>
          <table:table-cell table:style-name="Default" office:value-type="float" office:value="4896" calcext:value-type="float">
            <text:p>4896</text:p>
          </table:table-cell>
          <table:table-cell table:style-name="Default" office:value-type="float" office:value="60" calcext:value-type="float">
            <text:p>60</text:p>
          </table:table-cell>
          <table:table-cell table:style-name="ce2" table:formula="of:=([.D39]/[.C39])*100" office:value-type="float" office:value="1.22549019607843" calcext:value-type="float">
            <text:p>1,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2501-3000</text:p>
          </table:table-cell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4" calcext:value-type="float">
            <text:p>14</text:p>
          </table:table-cell>
          <table:table-cell table:style-name="ce2" table:formula="of:=([.D40]/[.C40])*100" office:value-type="float" office:value="0.70281124497992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3001-3500</text:p>
          </table:table-cell>
          <table:table-cell table:style-name="Default" office:value-type="float" office:value="4284" calcext:value-type="float">
            <text:p>4284</text:p>
          </table:table-cell>
          <table:table-cell table:style-name="Default" office:value-type="float" office:value="61" calcext:value-type="float">
            <text:p>61</text:p>
          </table:table-cell>
          <table:table-cell table:style-name="ce2" table:formula="of:=([.D41]/[.C41])*100" office:value-type="float" office:value="1.42390289449113" calcext:value-type="float">
            <text:p>1,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3501-4000</text:p>
          </table:table-cell>
          <table:table-cell table:style-name="Default" office:value-type="float" office:value="1729" calcext:value-type="float">
            <text:p>1729</text:p>
          </table:table-cell>
          <table:table-cell table:style-name="Default" office:value-type="float" office:value="20" calcext:value-type="float">
            <text:p>20</text:p>
          </table:table-cell>
          <table:table-cell table:style-name="ce2" table:formula="of:=([.D42]/[.C42])*100" office:value-type="float" office:value="1.15673799884326" calcext:value-type="float">
            <text:p>1,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4001-4500</text:p>
          </table:table-cell>
          <table:table-cell table:style-name="Default" office:value-type="float" office:value="542" calcext:value-type="float">
            <text:p>542</text:p>
          </table:table-cell>
          <table:table-cell table:style-name="Default" office:value-type="float" office:value="53" calcext:value-type="float">
            <text:p>53</text:p>
          </table:table-cell>
          <table:table-cell table:style-name="ce2" table:formula="of:=([.D43]/[.C43])*100" office:value-type="float" office:value="9.77859778597786" calcext:value-type="float">
            <text:p>9,8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Indice UV</text:p>
          </table:table-cell>
          <table:table-cell office:value-type="string" calcext:value-type="string">
            <text:p>Contagios</text:p>
          </table:table-cell>
          <table:table-cell office:value-type="string" calcext:value-type="string">
            <text:p>Muertos</text:p>
          </table:table-cell>
          <table:table-cell office:value-type="string" calcext:value-type="string">
            <text:p>Mortalida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to</text:p>
          </table:table-cell>
          <table:table-cell office:value-type="float" office:value="897" calcext:value-type="float">
            <text:p>897</text:p>
          </table:table-cell>
          <table:table-cell office:value-type="float" office:value="96" calcext:value-type="float">
            <text:p>96</text:p>
          </table:table-cell>
          <table:table-cell table:style-name="ce3" table:formula="of:=([.D46]/[.C46])*100" office:value-type="float" office:value="10.7023411371237" calcext:value-type="float">
            <text:p>10,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ito Alto</text:p>
          </table:table-cell>
          <table:table-cell office:value-type="float" office:value="180650" calcext:value-type="float">
            <text:p>180650</text:p>
          </table:table-cell>
          <table:table-cell office:value-type="float" office:value="5082" calcext:value-type="float">
            <text:p>5082</text:p>
          </table:table-cell>
          <table:table-cell table:style-name="ce3" table:formula="of:=([.D47]/[.C47])*100" office:value-type="float" office:value="2.81317464710767" calcext:value-type="float">
            <text:p>2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tremadamente Alto</text:p>
          </table:table-cell>
          <table:table-cell office:value-type="float" office:value="9896" calcext:value-type="float">
            <text:p>9896</text:p>
          </table:table-cell>
          <table:table-cell office:value-type="float" office:value="154" calcext:value-type="float">
            <text:p>154</text:p>
          </table:table-cell>
          <table:table-cell table:style-name="ce3" table:formula="of:=([.D48]/[.C48])*100" office:value-type="float" office:value="1.55618431689572" calcext:value-type="float">
            <text:p>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float" office:value="5072" calcext:value-type="float">
            <text:p>5072</text:p>
          </table:table-cell>
          <table:table-cell office:value-type="float" office:value="95" calcext:value-type="float">
            <text:p>95</text:p>
          </table:table-cell>
          <table:table-cell table:style-name="ce3" table:formula="of:=([.D49]/[.C49])*100" office:value-type="float" office:value="1.87302839116719" calcext:value-type="float">
            <text:p>1,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9T20:25:20.431848654</dc:date>
    <meta:editing-duration>PT19H28M22S</meta:editing-duration>
    <meta:editing-cycles>7</meta:editing-cycles>
    <meta:generator>LibreOffice/5.1.6.2$Linux_X86_64 LibreOffice_project/10m0$Build-2</meta:generator>
    <meta:document-statistic meta:table-count="1" meta:cell-count="24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4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4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cm" svg:height="8.388cm" xlink:href=".." xlink:type="simple" chart:class="chart:bar" chart:style-name="ch1">
        <chart:title svg:x="1.884cm" svg:y="0.302cm" chart:style-name="ch2">
          <text:p>Mortalidade por grau de Radição UV</text:p>
        </chart:title>
        <chart:legend chart:legend-position="end" svg:x="8.38cm" svg:y="3.881cm" style:legend-expansion="high" chart:style-name="ch3"/>
        <chart:plot-area chart:style-name="ch4" table:cell-range-address="Planilha2.B45:Planilha2.B48 Planilha2.E45:Planilha2.E48" chart:data-source-has-labels="both" svg:x="0.222cm" svg:y="1.26cm" svg:width="7.936cm" svg:height="6.961cm">
          <chartooo:coordinate-region svg:x="1.017cm" svg:y="1.412cm" svg:width="6.859cm" svg:height="6.257cm"/>
          <chart:axis chart:dimension="x" chart:name="primary-x" chart:style-name="ch5" chartooo:axis-type="auto">
            <chartooo:date-scale/>
            <chart:categories table:cell-range-address="Planilha2.B46:Planilha2.B4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2.E46:Planilha2.E48" chart:label-cell-address="Planilha2.E45:Planilha2.E45" chart:class="chart:bar">
            <chart:data-point chart:style-name="ch9" chart:repeated="2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talidade</text:p>
                <draw:g>
                  <svg:desc>Planilha2.E45:Planilha2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to</text:p>
                <draw:g>
                  <svg:desc>Planilha2.B46:Planilha2.B48</svg:desc>
                </draw:g>
              </table:table-cell>
              <table:table-cell office:value-type="float" office:value="10.7023411371237">
                <text:p>10.7023411371237</text:p>
                <draw:g>
                  <svg:desc>Planilha2.E46:Planilha2.E48</svg:desc>
                </draw:g>
              </table:table-cell>
            </table:table-row>
            <table:table-row>
              <table:table-cell office:value-type="string">
                <text:p>Muito Alto</text:p>
              </table:table-cell>
              <table:table-cell office:value-type="float" office:value="2.81317464710767">
                <text:p>2.81317464710767</text:p>
              </table:table-cell>
            </table:table-row>
            <table:table-row>
              <table:table-cell office:value-type="string">
                <text:p>Extremadamente Alto</text:p>
              </table:table-cell>
              <table:table-cell office:value-type="float" office:value="1.55618431689572">
                <text:p>1.55618431689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4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543cm" svg:height="8.999cm" xlink:href=".." xlink:type="simple" chart:class="chart:bar" chart:style-name="ch1">
        <chart:title svg:x="3.541cm" svg:y="0.314cm" chart:style-name="ch2">
          <text:p>Mortalidade por Altura</text:p>
        </chart:title>
        <chart:legend chart:legend-position="end" svg:x="8.823cm" svg:y="4.186cm" style:legend-expansion="high" chart:style-name="ch3"/>
        <chart:plot-area chart:style-name="ch4" table:cell-range-address="Planilha2.B34:Planilha2.B43 Planilha2.E34:Planilha2.E43" chart:data-source-has-labels="both" svg:x="0.23cm" svg:y="1.284cm" svg:width="8.363cm" svg:height="7.536cm">
          <chartooo:coordinate-region svg:x="1.025cm" svg:y="1.284cm" svg:width="7.568cm" svg:height="6.001cm"/>
          <chart:axis chart:dimension="x" chart:name="primary-x" chart:style-name="ch5" chartooo:axis-type="auto">
            <chartooo:date-scale/>
            <chart:categories table:cell-range-address="Planilha2.B35:Planilha2.B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2.E35:Planilha2.E43" chart:label-cell-address="Planilha2.E34:Planilha2.E34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talidade</text:p>
                <draw:g>
                  <svg:desc>Planilha2.E34:Planilha2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500</text:p>
                <draw:g>
                  <svg:desc>Planilha2.B35:Planilha2.B43</svg:desc>
                </draw:g>
              </table:table-cell>
              <table:table-cell office:value-type="float" office:value="2.85862553846841">
                <text:p>2.85862553846841</text:p>
                <draw:g>
                  <svg:desc>Planilha2.E35:Planilha2.E43</svg:desc>
                </draw:g>
              </table:table-cell>
            </table:table-row>
            <table:table-row>
              <table:table-cell office:value-type="string">
                <text:p>501-1000</text:p>
              </table:table-cell>
              <table:table-cell office:value-type="float" office:value="3.56037151702786">
                <text:p>3.56037151702786</text:p>
              </table:table-cell>
            </table:table-row>
            <table:table-row>
              <table:table-cell office:value-type="string">
                <text:p>1001-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-2000</text:p>
              </table:table-cell>
              <table:table-cell office:value-type="float" office:value="0.458715596330275">
                <text:p>0.458715596330275</text:p>
              </table:table-cell>
            </table:table-row>
            <table:table-row>
              <table:table-cell office:value-type="string">
                <text:p>2001-2500</text:p>
              </table:table-cell>
              <table:table-cell office:value-type="float" office:value="1.22549019607843">
                <text:p>1.22549019607843</text:p>
              </table:table-cell>
            </table:table-row>
            <table:table-row>
              <table:table-cell office:value-type="string">
                <text:p>2501-3000</text:p>
              </table:table-cell>
              <table:table-cell office:value-type="float" office:value="0.70281124497992">
                <text:p>0.70281124497992</text:p>
              </table:table-cell>
            </table:table-row>
            <table:table-row>
              <table:table-cell office:value-type="string">
                <text:p>3001-3500</text:p>
              </table:table-cell>
              <table:table-cell office:value-type="float" office:value="1.42390289449113">
                <text:p>1.42390289449113</text:p>
              </table:table-cell>
            </table:table-row>
            <table:table-row>
              <table:table-cell office:value-type="string">
                <text:p>3501-4000</text:p>
              </table:table-cell>
              <table:table-cell office:value-type="float" office:value="1.15673799884326">
                <text:p>1.15673799884326</text:p>
              </table:table-cell>
            </table:table-row>
            <table:table-row>
              <table:table-cell office:value-type="string">
                <text:p>4001-4500</text:p>
              </table:table-cell>
              <table:table-cell office:value-type="float" office:value="9.77859778597786">
                <text:p>9.778597785977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8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874cm" svg:height="10.495cm" xlink:href=".." xlink:type="simple" chart:class="chart:bar" chart:style-name="ch1">
        <chart:title svg:x="9.452cm" svg:y="0.344cm" chart:style-name="ch2">
          <text:p>Mortalidade de Altura vs Indice UV</text:p>
        </chart:title>
        <chart:legend chart:legend-position="end" svg:x="21.611cm" svg:y="4.409cm" style:legend-expansion="high" chart:style-name="ch3"/>
        <chart:plot-area chart:style-name="ch4" table:cell-range-address="Planilha2.B23:Planilha2.E32" chart:data-source-has-labels="both" svg:x="1.521cm" svg:y="1.344cm" svg:width="18.502cm" svg:height="7.968cm">
          <chartooo:coordinate-region svg:x="2.195cm" svg:y="1.557cm" svg:width="17.828cm" svg:height="7.203cm"/>
          <chart:axis chart:dimension="x" chart:name="primary-x" chart:style-name="ch5" chartooo:axis-type="auto">
            <chartooo:date-scale/>
            <chart:title svg:x="9.868cm" svg:y="9.522cm" chart:style-name="ch6">
              <text:p>Mortalidade</text:p>
            </chart:title>
            <chart:categories table:cell-range-address="Planilha2.B24:Planilha2.B32"/>
          </chart:axis>
          <chart:axis chart:dimension="x" chart:name="secondary-x" chart:style-name="ch7"/>
          <chart:axis chart:dimension="y" chart:name="primary-y" chart:style-name="ch8">
            <chart:title svg:x="0.451cm" svg:y="5.914cm" chart:style-name="ch9">
              <text:p>Altitude</text:p>
            </chart:title>
            <chart:grid chart:style-name="ch10" chart:class="major"/>
          </chart:axis>
          <chart:axis chart:dimension="y" chart:name="secondary-y" chart:style-name="ch11">
            <chart:title svg:x="20.541cm" svg:y="6.096cm" chart:style-name="ch9">
              <text:p>Indice UV</text:p>
            </chart:title>
          </chart:axis>
          <chart:series chart:attached-axis="primary-y" chart:style-name="ch12" chart:values-cell-range-address="Planilha2.C24:Planilha2.C32" chart:label-cell-address="Planilha2.C23:Planilha2.C23" chart:class="chart:bar">
            <chart:data-point chart:repeated="9"/>
          </chart:series>
          <chart:series chart:attached-axis="primary-y" chart:style-name="ch13" chart:values-cell-range-address="Planilha2.D24:Planilha2.D32" chart:label-cell-address="Planilha2.D23:Planilha2.D23" chart:class="chart:bar">
            <chart:data-point chart:style-name="ch14"/>
            <chart:data-point chart:repeated="8"/>
          </chart:series>
          <chart:series chart:attached-axis="primary-y" chart:style-name="ch15" chart:values-cell-range-address="Planilha2.E24:Planilha2.E32" chart:label-cell-address="Planilha2.E23:Planilha2.E23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o</text:p>
                <draw:g>
                  <svg:desc>Planilha2.C23:Planilha2.C23</svg:desc>
                </draw:g>
              </table:table-cell>
              <table:table-cell office:value-type="string">
                <text:p>Muito Alto</text:p>
                <draw:g>
                  <svg:desc>Planilha2.D23:Planilha2.D23</svg:desc>
                </draw:g>
              </table:table-cell>
              <table:table-cell office:value-type="string">
                <text:p>Extremadamente Alto</text:p>
                <draw:g>
                  <svg:desc>Planilha2.E23:Planilha2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500</text:p>
                <draw:g>
                  <svg:desc>Planilha2.B24:Planilha2.B32</svg:desc>
                </draw:g>
              </table:table-cell>
              <table:table-cell office:value-type="float" office:value="8.4">
                <text:p>8.4</text:p>
                <draw:g>
                  <svg:desc>Planilha2.C24:Planilha2.C32</svg:desc>
                </draw:g>
              </table:table-cell>
              <table:table-cell office:value-type="float" office:value="2.9">
                <text:p>2.9</text:p>
                <draw:g>
                  <svg:desc>Planilha2.D24:Planilha2.D32</svg:desc>
                </draw:g>
              </table:table-cell>
              <table:table-cell office:value-type="float" office:value="1.3">
                <text:p>1.3</text:p>
                <draw:g>
                  <svg:desc>Planilha2.E24:Planilha2.E32</svg:desc>
                </draw:g>
              </table:table-cell>
            </table:table-row>
            <table:table-row>
              <table:table-cell office:value-type="string">
                <text:p>501-1000</text:p>
              </table:table-cell>
              <table:table-cell office:value-type="float" office:value="12.6">
                <text:p>12.6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01-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-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001-2500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501-300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1-350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501-400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01-4500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  <table:table-cell office:value-type="float" office:value="5.8">
                <text:p>5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